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85mm"/>
    </style:style>
    <style:style style:name="co2" style:family="table-column">
      <style:table-column-properties fo:break-before="auto" style:column-width="18.91mm"/>
    </style:style>
    <style:style style:name="co3" style:family="table-column">
      <style:table-column-properties fo:break-before="auto" style:column-width="16.63mm"/>
    </style:style>
    <style:style style:name="co4" style:family="table-column">
      <style:table-column-properties fo:break-before="auto" style:column-width="17.3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4.2mm"/>
    </style:style>
    <style:style style:name="co7" style:family="table-column">
      <style:table-column-properties fo:break-before="auto" style:column-width="40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style-name="Default"/>
          <table:table-cell table:style-name="Default" office:value-type="string" calcext:value-type="string">
            <text:p>Tamanho dos Logos de Patrocinadores</text:p>
          </table:table-cell>
          <table:table-cell table:style-name="Default" table:number-columns-repeated="3"/>
          <table:table-cell table:style-name="ce3" office:value-type="string" calcext:value-type="string">
            <text:p>Proporção (20%)</text:p>
          </table:table-cell>
          <table:table-cell table:style-name="ce4" office:value-type="float" office:value="0.2" calcext:value-type="float">
            <text:p>0,2</text:p>
          </table:table-cell>
          <table:table-cell table:style-name="Default"/>
        </table:table-row>
        <table:table-row table:style-name="ro1">
          <table:table-cell table:style-name="ce1"/>
          <table:table-cell table:style-name="ce2" office:value-type="string" calcext:value-type="string">
            <text:p>Diamante</text:p>
          </table:table-cell>
          <table:table-cell table:style-name="ce2" office:value-type="string" calcext:value-type="string">
            <text:p>Ouro</text:p>
          </table:table-cell>
          <table:table-cell table:style-name="ce2" office:value-type="string" calcext:value-type="string">
            <text:p>Prata</text:p>
          </table:table-cell>
          <table:table-cell table:style-name="ce2" office:value-type="string" calcext:value-type="string">
            <text:p>Bronze</text:p>
          </table:table-cell>
          <table:table-cell table:style-name="ce2" office:value-type="string" calcext:value-type="string">
            <text:p>Básico</text:p>
          </table:table-cell>
          <table:table-cell table:style-name="ce2" office:value-type="string" calcext:value-type="string">
            <text:p>Suporte Industrial</text:p>
          </table:table-cell>
          <table:table-cell table:style-name="ce2" office:value-type="string" calcext:value-type="string">
            <text:p>Agências de Fomento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115" calcext:value-type="float">
            <text:p>115</text:p>
          </table:table-cell>
          <table:table-cell table:formula="of:=[.B3]-([.B3]*[.$G$1])" office:value-type="float" office:value="92" calcext:value-type="float">
            <text:p>92</text:p>
          </table:table-cell>
          <table:table-cell table:formula="of:=[.C3]-([.C3]*[.$G$1])" office:value-type="float" office:value="73.6" calcext:value-type="float">
            <text:p>73,6</text:p>
          </table:table-cell>
          <table:table-cell table:formula="of:=[.D3]-([.D3]*[.$G$1])" office:value-type="float" office:value="58.88" calcext:value-type="float">
            <text:p>58,88</text:p>
          </table:table-cell>
          <table:table-cell table:formula="of:=[.E3]-([.E3]*[.$G$1])" office:value-type="float" office:value="47.104" calcext:value-type="float">
            <text:p>47,104</text:p>
          </table:table-cell>
          <table:table-cell table:formula="of:=[.F3]-([.F3]*[.$G$1])" office:value-type="float" office:value="37.6832" calcext:value-type="float">
            <text:p>37,6832</text:p>
          </table:table-cell>
          <table:table-cell table:formula="of:=[.G3]-([.G3]*[.$G$1])" office:value-type="float" office:value="30.14656" calcext:value-type="float">
            <text:p>30,14656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62" calcext:value-type="float">
            <text:p>62</text:p>
          </table:table-cell>
          <table:table-cell table:formula="of:=[.B4]-([.B4]*[.$G$1])" office:value-type="float" office:value="49.6" calcext:value-type="float">
            <text:p>49,6</text:p>
          </table:table-cell>
          <table:table-cell table:formula="of:=[.C4]-([.C4]*[.$G$1])" office:value-type="float" office:value="39.68" calcext:value-type="float">
            <text:p>39,68</text:p>
          </table:table-cell>
          <table:table-cell table:formula="of:=[.D4]-([.D4]*[.$G$1])" office:value-type="float" office:value="31.744" calcext:value-type="float">
            <text:p>31,744</text:p>
          </table:table-cell>
          <table:table-cell table:formula="of:=[.E4]-([.E4]*[.$G$1])" office:value-type="float" office:value="25.3952" calcext:value-type="float">
            <text:p>25,3952</text:p>
          </table:table-cell>
          <table:table-cell table:formula="of:=[.F4]-([.F4]*[.$G$1])" office:value-type="float" office:value="20.31616" calcext:value-type="float">
            <text:p>20,31616</text:p>
          </table:table-cell>
          <table:table-cell table:formula="of:=[.G4]-([.G4]*[.$G$1])" office:value-type="float" office:value="16.252928" calcext:value-type="float">
            <text:p>16,2529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0:29:50.195544444</meta:creation-date>
    <dc:date>2018-04-04T10:37:26.658517808</dc:date>
    <meta:editing-duration>PT7M36S</meta:editing-duration>
    <meta:editing-cycles>3</meta:editing-cycles>
    <meta:generator>LibreOffice/6.0.2.1$Linux_X86_64 LibreOffice_project/f7f06a8f319e4b62f9bc5095aa112a65d2f3ac89</meta:generator>
    <meta:document-statistic meta:table-count="1" meta:cell-count="26" meta:object-count="0"/>
  </office:meta>
</office:document-meta>
</file>